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deb8e" officeooo:paragraph-rsid="001deb8e"/>
    </style:style>
    <style:style style:name="P2" style:family="paragraph" style:parent-style-name="Standard">
      <style:paragraph-properties fo:break-before="page"/>
      <style:text-properties officeooo:rsid="001deb8e" officeooo:paragraph-rsid="001deb8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y en día, muchos dispositivos cuentan con un sistema de geolocalización GPS que nos permite conocer la localización de un sujeto en tiempo real. <text:s/>Con el fin de obtener la mayor información posible en todo momento, estas posiciones recogidas se guardan en una base de <text:s/>datos que puede ser temporal o permanente. <text:s/>En el caso de ser permanente, nos encontraremos con el problema de que la base de datos puede crecer hasta un límite desmesurado en el que el dispositivo que recoge y almacena esta información llene su memoria, impidiendo almacenar posiciones nuevas.</text:p>
      <text:p text:style-name="P1"/>
      <text:p text:style-name="P1">En este momento, es necesario tomar la decisión de borrar parte de las posiciones almacenadas, según algún criterio. La dificultad en este momento es elegir el criterio con el cual eliminaremos este exceso de datos; por ejemplo, borrando posiciones repetidas o posiciones que no aporten la suficiente eficiencia en relación al espacio que ocupan en memoria. Esto introduce el concepto de función de consolidación o compactación, es decir, una función que elimine un exceso de datos permitiéndonos conservar el máximo de información posible. </text:p>
      <text:p text:style-name="P1"/>
      <text:p text:style-name="P1">Es necesario definir un criterio para la aplicación de una u otra función de consolidación. Para ello, se dispone de una base de datos de posiciones GPS proporcionada por una empresa de telecomunicaciones de sede en Zaragoza. Estas posiciones han sido tomadas de una situación real que proporciona el cliente. Entre estas posiciones se puede discernir a simple vista algunos patrones obvios en los que se puede hacer una eliminación de algunos datos sobrantes; por ejemplo, que un sujeto no se haya movido de un mismo punto durante un intervalo de tiempo. En este caso concreto, se puede aplicar la función de consolidación más obvia, que consiste en borrar todas las posiciones antiguas iguales y quedarnos sólo con la última relevante.</text:p>
      <text:p text:style-name="P1"/>
      <text:p text:style-name="P1">Es necesario un análisis de las posiciones suministradas, con el fin de encontrar unos patrones repetitivos en estas. En este momento entra en juego la minería de datos, que nos permitirá el reconocimiento de uno o más patrones, que posteriormente nos servirán para, en un entorno real, reconocer el patrón en el sujeto que nos proporciona las posiciones. </text:p>
      <text:p text:style-name="P1"/>
      <text:p text:style-name="P1">El objetivo de este Trabajo Fin de Máster constará de: </text:p>
      <text:p text:style-name="P1">- Un estudio de la situación propuesta utilizando técnicas de minería de datos con el fin de encontrar patrones entre la base de datos de posiciones GPS.</text:p>
      <text:p text:style-name="P1">- Estudiar y encontrar (y en el caso de no encontrar existentes, desarrollar) funciones de consolidación de datos que ayuden a mantener la base de datos dentro de un límite predefinido.</text:p>
      <text:p text:style-name="P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8T18:42:41.049991223</meta:creation-date>
    <dc:date>2015-03-18T18:49:17.261227980</dc:date>
    <meta:editing-duration>PT6M37S</meta:editing-duration>
    <meta:editing-cycles>1</meta:editing-cycles>
    <meta:document-statistic meta:table-count="0" meta:image-count="0" meta:object-count="0" meta:page-count="2" meta:paragraph-count="8" meta:word-count="423" meta:character-count="2592" meta:non-whitespace-character-count="2169"/>
    <meta:generator>LibreOffice/4.3.3.2$Linux_X86_64 LibreOffice_project/430m0$Build-2</meta:generator>
  </office:meta>
</office:document-meta>
</file>